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000000084E510F7C165DBA3E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20.6cm" fo:margin-left="0.051cm" fo:margin-right="0.13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334cm" style:rel-column-width="4242*"/>
    </style:style>
    <style:style style:name="Tabla2.B" style:family="table-column">
      <style:table-column-properties style:column-width="11.164cm" style:rel-column-width="35514*"/>
    </style:style>
    <style:style style:name="Tabla2.C" style:family="table-column">
      <style:table-column-properties style:column-width="2.198cm" style:rel-column-width="6991*"/>
    </style:style>
    <style:style style:name="Tabla2.D" style:family="table-column">
      <style:table-column-properties style:column-width="1.709cm" style:rel-column-width="5437*"/>
    </style:style>
    <style:style style:name="Tabla2.F" style:family="table-column">
      <style:table-column-properties style:column-width="1.998cm" style:rel-column-width="6360*"/>
    </style:style>
    <style:style style:name="Tabla2.1" style:family="table-row">
      <style:table-row-properties style:min-row-height="0.407cm" fo:background-color="transparent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2" style:family="table-row">
      <style:table-row-properties style:min-row-height="0.249cm" fo:background-color="transparent" fo:keep-together="auto">
        <style:background-image/>
      </style:table-row-properties>
    </style:style>
    <style:style style:name="Tabla2.A2" style:family="table-cell">
      <style:table-cell-properties style:vertical-align="" fo:padding="0.097cm" fo:border-left="none" fo:border-right="none" fo:border-top="0.05pt solid #b2b2b2" fo:border-bottom="none"/>
    </style:style>
    <style:style style:name="Tabla2.C2" style:family="table-cell">
      <style:table-cell-properties style:vertical-align="" fo:padding="0.097cm" fo:border="none"/>
    </style:style>
    <style:style style:name="Tabla2.D2" style:family="table-cell">
      <style:table-cell-properties style:vertical-align="" fo:padding="0.097cm" fo:border="none"/>
    </style:style>
    <style:style style:name="Tabla1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503cm" style:rel-column-width="4735*"/>
    </style:style>
    <style:style style:name="Tabla1.B" style:family="table-column">
      <style:table-column-properties style:column-width="8.486cm" style:rel-column-width="26737*"/>
    </style:style>
    <style:style style:name="Tabla1.C" style:family="table-column">
      <style:table-column-properties style:column-width="3.505cm" style:rel-column-width="11042*"/>
    </style:style>
    <style:style style:name="Tabla1.D" style:family="table-column">
      <style:table-column-properties style:column-width="7.306cm" style:rel-column-width="23021*"/>
    </style:style>
    <style:style style:name="Tabla1.1" style:family="table-row">
      <style:table-row-properties style:min-row-height="0.358cm" fo:background-color="transparent" fo:keep-together="auto">
        <style:background-image/>
      </style:table-row-properties>
    </style:style>
    <style:style style:name="Tabla1.A1" style:family="table-cell">
      <style:table-cell-properties fo:padding="0.097cm" fo:border="none"/>
    </style:style>
    <style:style style:name="Tabla1.C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1.D1" style:family="table-cell">
      <style:table-cell-properties style:vertical-align="" fo:padding="0.097cm" fo:border="none"/>
    </style:style>
    <style:style style:name="Tabla4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0.359cm" style:rel-column-width="32639*"/>
    </style:style>
    <style:style style:name="Tabla4.B" style:family="table-column">
      <style:table-column-properties style:column-width="8.731cm" style:rel-column-width="27510*"/>
    </style:style>
    <style:style style:name="Tabla4.C" style:family="table-column">
      <style:table-column-properties style:column-width="1.709cm" style:rel-column-width="5386*"/>
    </style:style>
    <style:style style:name="Tabla4.1" style:family="table-row">
      <style:table-row-properties style:min-row-height="0.407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20.6cm" fo:margin-left="0.051cm" fo:margin-right="0.139c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1.505cm" style:rel-column-width="4786*"/>
    </style:style>
    <style:style style:name="Tabla7.B" style:family="table-column">
      <style:table-column-properties style:column-width="12.102cm" style:rel-column-width="38499*"/>
    </style:style>
    <style:style style:name="Tabla7.C" style:family="table-column">
      <style:table-column-properties style:column-width="2.685cm" style:rel-column-width="8540*"/>
    </style:style>
    <style:style style:name="Tabla7.D" style:family="table-column">
      <style:table-column-properties style:column-width="1.7cm" style:rel-column-width="5409*"/>
    </style:style>
    <style:style style:name="Tabla7.E" style:family="table-column">
      <style:table-column-properties style:column-width="2.609cm" style:rel-column-width="8301*"/>
    </style:style>
    <style:style style:name="Tabla7.1" style:family="table-row">
      <style:table-row-properties style:min-row-height="0.407cm" fo:background-color="transparent" fo:keep-together="auto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7.2" style:family="table-row">
      <style:table-row-properties style:min-row-height="0.249cm" fo:background-color="transparent" fo:keep-together="auto">
        <style:background-image/>
      </style:table-row-properties>
    </style:style>
    <style:style style:name="Tabla7.A2" style:family="table-cell">
      <style:table-cell-properties style:vertical-align="" fo:padding="0.097cm" fo:border-left="none" fo:border-right="none" fo:border-top="0.05pt solid #b2b2b2" fo:border-bottom="none"/>
    </style:style>
    <style:style style:name="Tabla7.C2" style:family="table-cell">
      <style:table-cell-properties style:vertical-align="" fo:padding="0.097cm" fo:border="none"/>
    </style:style>
    <style:style style:name="Tabla7.D2" style:family="table-cell">
      <style:table-cell-properties style:vertical-align="" fo:padding="0.097cm" fo:border="none"/>
    </style:style>
    <style:style style:name="Tabla8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503cm" style:rel-column-width="4735*"/>
    </style:style>
    <style:style style:name="Tabla8.B" style:family="table-column">
      <style:table-column-properties style:column-width="8.486cm" style:rel-column-width="26737*"/>
    </style:style>
    <style:style style:name="Tabla8.C" style:family="table-column">
      <style:table-column-properties style:column-width="3.505cm" style:rel-column-width="11042*"/>
    </style:style>
    <style:style style:name="Tabla8.D" style:family="table-column">
      <style:table-column-properties style:column-width="7.306cm" style:rel-column-width="23021*"/>
    </style:style>
    <style:style style:name="Tabla8.1" style:family="table-row">
      <style:table-row-properties style:min-row-height="0.358cm" fo:background-color="transparent" fo:keep-together="auto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Tabla8.C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8.D1" style:family="table-cell">
      <style:table-cell-properties style:vertical-align="" fo:padding="0.097cm" fo:border="none"/>
    </style:style>
    <style:style style:name="Tabla9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11.703cm" style:rel-column-width="36872*"/>
    </style:style>
    <style:style style:name="Tabla9.B" style:family="table-column">
      <style:table-column-properties style:column-width="5.8cm" style:rel-column-width="18273*"/>
    </style:style>
    <style:style style:name="Tabla9.C" style:family="table-column">
      <style:table-column-properties style:column-width="3.298cm" style:rel-column-width="10390*"/>
    </style:style>
    <style:style style:name="Tabla9.1" style:family="table-row">
      <style:table-row-properties style:min-row-height="0.407cm"/>
    </style:style>
    <style:style style:name="Tabla9.A1" style:family="table-cell">
      <style:table-cell-properties fo:padding="0.097cm" fo:border="none"/>
    </style:style>
    <style:style style:name="Tabla9.B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ext_20_body">
      <style:paragraph-properties fo:margin-top="0cm" fo:margin-bottom="0.101cm" loext:contextual-spacing="false" fo:line-height="100%" style:writing-mode="lr-tb"/>
      <style:text-properties style:text-outline="false" style:text-line-through-style="none" style:text-line-through-type="none" style:font-name="Arial1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P2" style:family="paragraph" style:parent-style-name="Header">
      <style:paragraph-properties style:shadow="none"/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" style:font-size-complex="10pt" style:font-weight-complex="bold" style:text-emphasize="none"/>
    </style:style>
    <style:style style:name="P4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5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Courier New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1" style:family="paragraph" style:parent-style-name="Table_20_Contents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14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5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6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officeooo:rsid="00095713" officeooo:paragraph-rsid="00095713" style:font-size-asian="8pt" style:font-style-asian="normal" style:font-weight-asian="normal" style:font-size-complex="8pt" style:text-emphasize="none"/>
    </style:style>
    <style:style style:name="P17" style:family="paragraph" style:parent-style-name="Table_20_Contents">
      <style:text-properties style:text-outline="false" style:text-line-through-style="none" style:text-line-through-type="none" style:font-name="Arial1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18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9" style:family="paragraph" style:parent-style-name="Table_20_Contents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2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21" style:family="paragraph" style:parent-style-name="Table_20_Contents">
      <style:text-properties style:font-name="Arial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text-properties style:font-name="Arial" fo:font-size="5pt" style:font-size-asian="5pt" style:font-size-complex="5pt"/>
    </style:style>
    <style:style style:name="P25" style:family="paragraph" style:parent-style-name="Table_20_Contents">
      <style:text-properties style:font-name="Arial" fo:font-size="5pt" fo:font-weight="bold" style:font-size-asian="5pt" style:font-weight-asian="bold" style:font-size-complex="5pt" style:font-weight-complex="bold"/>
    </style:style>
    <style:style style:name="P26" style:family="paragraph" style:parent-style-name="Table_20_Contents">
      <style:text-properties fo:color="#221f1f" style:text-outline="false" style:text-line-through-style="none" style:text-line-through-type="none" style:font-name="Arial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27" style:family="paragraph" style:parent-style-name="Table_20_Contents">
      <style:paragraph-properties fo:text-align="center" style:justify-single-word="false"/>
      <style:text-properties fo:color="#221f1f" style:text-outline="false" style:text-line-through-style="none" style:text-line-through-type="none" style:font-name="Arial" fo:font-size="11pt" fo:letter-spacing="-0.007cm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28" style:family="paragraph" style:parent-style-name="Table_20_Contents">
      <style:paragraph-properties fo:text-align="center" style:justify-single-word="fals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29" style:family="paragraph" style:parent-style-name="Table_20_Contents">
      <style:text-properties fo:font-size="9pt" style:font-size-asian="9pt" style:font-size-complex="9pt"/>
    </style:style>
    <style:style style:name="P30" style:family="paragraph" style:parent-style-name="Standard">
      <style:text-properties fo:font-size="9pt" style:font-size-asian="9pt" style:font-size-complex="9pt"/>
    </style:style>
    <style:style style:name="P31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32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3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34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7cm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P35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6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000000" style:text-outline="false" style:text-line-through-style="none" style:text-line-through-typ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fo:break-before="auto" fo:break-after="auto"/>
      <style:text-properties fo:font-size="2pt" style:font-size-asian="1.75pt" style:font-size-complex="2pt"/>
    </style:style>
    <style:style style:name="P39" style:family="paragraph" style:parent-style-name="Table_20_Contents">
      <style:paragraph-properties fo:break-before="auto" fo:break-after="auto"/>
      <style:text-properties style:text-outline="false" style:text-line-through-style="none" style:text-line-through-type="none" style:font-name="Arial1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40" style:family="paragraph" style:parent-style-name="Table_20_Contents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41" style:family="paragraph" style:parent-style-name="Standard" style:list-style-name="L1">
      <style:text-properties fo:font-size="9pt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line-through-type="none" style:text-position="-5% 100%" style:font-name="Lucida Sans" fo:font-size="9pt" fo:letter-spacing="-0.007cm" fo:font-style="normal" fo:text-shadow="none" style:text-underline-style="none" fo:font-weight="normal" officeooo:rsid="000ef324" officeooo:paragraph-rsid="000ef324" style:font-size-asian="9pt" style:font-style-asian="normal" style:font-weight-asian="normal" style:font-name-complex="Lucida Sans" style:font-size-complex="9pt" style:font-style-complex="normal" style:font-weight-complex="normal" style:text-emphasize="none"/>
    </style:style>
    <style:style style:name="T1" style:family="text">
      <style:text-properties fo:color="#221f1f" style:text-position="-5% 100%" fo:letter-spacing="-0.007cm" fo:background-color="transparent" loext:char-shading-value="0" style:font-name-complex="Lucida Sans"/>
    </style:style>
    <style:style style:name="T2" style:family="text">
      <style:text-properties fo:color="#221f1f" fo:letter-spacing="-0.007cm" style:font-name-complex="Lucida Sans"/>
    </style:style>
    <style:style style:name="T3" style:family="text">
      <style:text-properties fo:font-weight="normal" style:font-weight-asian="normal"/>
    </style:style>
    <style:style style:name="T4" style:family="text">
      <style:text-properties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9" style:family="text">
      <style:text-properties style:font-name="Arial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column table:style-name="Tabla2.F"/>
        <table:table-row table:style-name="Tabla2.1">
          <table:table-cell table:style-name="Tabla2.A1" office:value-type="string">
            <text:p text:style-name="P32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1" office:value-type="string">
            <text:p text:style-name="P37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  <table:table-row table:style-name="Tabla2.2">
          <table:table-cell table:style-name="Tabla2.A2" office:value-type="string">
            <text:p text:style-name="P18"><text:text-input text:description="&lt;line.product_id.internal_code[1:]&gt;">cod. Int.</text:text-input></text:p>
          </table:table-cell>
          <table:table-cell table:style-name="Tabla2.B1" office:value-type="string">
            <text:p text:style-name="P35"><text:span text:style-name="T9">[</text:span><text:span text:style-name="T10"><text:text-input text:description="&lt;line.product_id.supplier_code&gt;">9788426574091</text:text-input></text:span><text:span text:style-name="T9">] </text:span><text:span text:style-name="T9"><text:text-input text:description="&lt;line.product_id.name&gt;">123456789012345678901234567890123045</text:text-input></text:span><text:span text:style-name="T9"><text:s text:c="2"/>[</text:span><text:span text:style-name="T10"><text:text-input text:description="&lt;line.product_id.default_code&gt;">9788426574091</text:text-input></text:span><text:span text:style-name="T9">] - </text:span><text:span text:style-name="T11"><text:text-input text:description="&lt;line.product_id.abc_sales_combined&gt;">9788426574091</text:text-input></text:span></text:p>
            <text:p text:style-name="P34"/>
          </table:table-cell>
          <table:table-cell table:style-name="Tabla2.C2" office:value-type="string">
            <text:p text:style-name="P19"><text:text-input text:description="&lt;len(line.product_id.product_brand_id.name)&gt;=10 and line.product_id.product_brand_id.name[0:10] or line.product_id.product_brand_id.name &gt;">marca</text:text-input></text:p>
            <text:p text:style-name="P33"/>
            <text:p text:style-name="P33"><text:s text:c="2"/></text:p>
          </table:table-cell>
          <table:table-cell table:style-name="Tabla2.D2" office:value-type="string">
            <text:p text:style-name="P36"><text:text-input text:description="&lt;line.product_id[o.picking_type_id.id in [12] and 'x_ubica_sfe' or o.picking_type_id.id in [17] and 'x_ubica_raf' or 'location_1']&gt;">ubic</text:text-input></text:p>
            <text:p text:style-name="P9"><text:span text:style-name="T8"><text:text-input text:description="&lt;line.product_id[o.picking_type_id.id in [12] and 'x_ubica_sfe2' or o.picking_type_id.id in [17] and 'x_ubica_raf2' or 'location_2']&gt;">ubic</text:text-input></text:span><text:span text:style-name="T8"><text:s/></text:span></text:p>
          </table:table-cell>
          <table:table-cell table:style-name="Tabla2.A1" office:value-type="string">
            <text:p text:style-name="P20"><text:text-input text:description="&lt;line.quantity_done or line.reserved_availability&gt;">cant. Desp.</text:text-input></text:p>
          </table:table-cell>
          <table:table-cell table:style-name="Tabla2.A1" office:value-type="string">
            <text:p text:style-name="P42"><text:placeholder text:placeholder-type="text" text:description="check">&lt;line.to_refund and 'Si' or 'No'&gt;</text:placeholder></text:p>
          </table:table-cell>
        </table:table-row>
        <table:table-row table:style-name="TableLine94839398667520">
          <table:table-cell table:style-name="Tabla2.A1" office:value-type="string">
            <text:p text:style-name="P8"><text:text-input text:description="&lt;/for&gt;">End For</text:text-input></text:p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</table:table-row>
      </table:table>
      <text:p text:style-name="P17"/>
      <text:p text:style-name="P39"/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1">Obs:</text:p>
          </table:table-cell>
          <table:table-cell table:style-name="Tabla1.A1" office:value-type="string">
            <text:p text:style-name="P31"><text:text-input text:description="&lt;o.observations&gt;">ubic</text:text-input></text:p>
          </table:table-cell>
          <table:table-cell table:style-name="Tabla1.C1" office:value-type="string">
            <text:p text:style-name="P26">Razon de la devolucion</text:p>
          </table:table-cell>
          <table:table-cell table:style-name="Tabla1.D1" office:value-type="string">
            <text:p text:style-name="P40"><text:text-input text:description="&lt;o.x_razon_devolucion&gt;">nv</text:text-input><text:s/>- <text:span text:style-name="T2"><text:text-input text:description="&lt;o.note&gt;">ubic</text:text-input></text:span></text:p>
          </table:table-cell>
        </table:table-row>
      </table:table>
      <text:p text:style-name="P30"/>
      <text:p text:style-name="P30">Segun Politica de Devoluciones (*P.D.)</text:p>
      <text:list xml:id="list550993546" text:style-name="L1">
        <text:list-item>
          <text:p text:style-name="P41">Se recibe mercadería para su control – no implica aceptación de la misma</text:p>
        </text:list-item>
        <text:list-item>
          <text:p text:style-name="P41">Logistica tiene plazo de <text:span text:style-name="T7">72 horas</text:span> para responder aceptacion o rechazo de devolucion segun los criterios indicados en la política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27"><text:s text:c="81"/><text:span text:style-name="T14">Se reciben bultos …... <text:s/>sin verificar estado ni contenido</text:span></text:p>
      <text:p text:style-name="P27"/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23"/>
          </table:table-cell>
          <table:table-cell table:style-name="Tabla4.B1" office:value-type="string">
            <text:p text:style-name="P27">Firma del Vendedor <text:s text:c="3"/>- <text:s text:c="3"/>Fecha y hora</text:p>
            <text:p text:style-name="P28">Copia para el cliente</text:p>
            <text:p text:style-name="P28"/>
          </table:table-cell>
          <table:table-cell table:style-name="Tabla4.A1" office:value-type="string">
            <text:p text:style-name="P5"/>
          </table:table-cell>
        </table:table-row>
      </table:table>
      <text:p text:style-name="P30"/>
      <text:p text:style-name="P30">(*P.D.) Politica de Devoluciones</text:p>
      <text:p text:style-name="P30"><text:a xlink:type="simple" xlink:href="https://www.ingenieriaboggio.com.ar/page/politica-de-devoluciones" text:style-name="Internet_20_link" text:visited-style-name="Visited_20_Internet_20_Link">https://www.ingenieriaboggio.com.ar/page/politica-de-devoluciones</text:a></text:p>
      <text:p text:style-name="P30"/>
      <text:p text:style-name="P3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32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7.B1" office:value-type="string">
            <text:p text:style-name="P37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  <table:table-row table:style-name="Tabla7.2">
          <table:table-cell table:style-name="Tabla7.A2" office:value-type="string">
            <text:p text:style-name="P18"><text:text-input text:description="&lt;line.product_id.internal_code[1:]&gt;">cod. Int.</text:text-input></text:p>
          </table:table-cell>
          <table:table-cell table:style-name="Tabla7.B1" office:value-type="string">
            <text:p text:style-name="P35"><text:span text:style-name="T9">[</text:span><text:span text:style-name="T10"><text:text-input text:description="&lt;line.product_id.supplier_code&gt;">9788426574091</text:text-input></text:span><text:span text:style-name="T9">] </text:span><text:span text:style-name="T9"><text:text-input text:description="&lt;line.product_id.name&gt;">123456789012345678901234567890123045</text:text-input></text:span><text:span text:style-name="T9"><text:s text:c="2"/>[</text:span><text:span text:style-name="T10"><text:text-input text:description="&lt;line.product_id.default_code&gt;">9788426574091</text:text-input></text:span><text:span text:style-name="T9">] - </text:span><text:span text:style-name="T11"><text:text-input text:description="&lt;line.product_id.abc_sales_combined&gt;">9788426574091</text:text-input></text:span></text:p>
            <text:p text:style-name="P34"/>
          </table:table-cell>
          <table:table-cell table:style-name="Tabla7.C2" office:value-type="string">
            <text:p text:style-name="P19"><text:text-input text:description="&lt;len(line.product_id.product_brand_id.name)&gt;=10 and line.product_id.product_brand_id.name[0:10] or line.product_id.product_brand_id.name &gt;">marca</text:text-input></text:p>
            <text:p text:style-name="P33"/>
            <text:p text:style-name="P33"><text:s text:c="2"/></text:p>
          </table:table-cell>
          <table:table-cell table:style-name="Tabla7.D2" office:value-type="string">
            <text:p text:style-name="P36"><text:text-input text:description="&lt;line.product_id[o.picking_type_id.id in [12] and 'x_ubica_sfe' or o.picking_type_id.id in [17] and 'x_ubica_raf' or 'location_1']&gt;">ubic</text:text-input></text:p>
            <text:p text:style-name="P9"><text:span text:style-name="T8"><text:text-input text:description="&lt;line.product_id[o.picking_type_id.id in [12] and 'x_ubica_sfe2' or o.picking_type_id.id in [17] and 'x_ubica_raf2' or 'location_2']&gt;">ubic</text:text-input></text:span><text:span text:style-name="T8"><text:s/></text:span></text:p>
          </table:table-cell>
          <table:table-cell table:style-name="Tabla7.A1" office:value-type="string">
            <text:p text:style-name="P20"><text:text-input text:description="&lt;line.quantity_done or line.reserved_availability&gt;">cant. Desp.</text:text-input></text:p>
          </table:table-cell>
        </table:table-row>
        <table:table-row table:style-name="TableLine94839398768000">
          <table:table-cell table:style-name="Tabla7.A1" office:value-type="string">
            <text:p text:style-name="P8"><text:text-input text:description="&lt;/for&gt;">End For</text:text-input></text:p>
          </table:table-cell>
          <table:table-cell table:style-name="Tabla7.A1" office:value-type="string">
            <text:p text:style-name="P25"/>
          </table:table-cell>
          <table:table-cell table:style-name="Tabla7.A1" office:value-type="string">
            <text:p text:style-name="P12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4"/>
          </table:table-cell>
        </table:table-row>
      </table:table>
      <text:p text:style-name="P30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1">Obs:</text:p>
          </table:table-cell>
          <table:table-cell table:style-name="Tabla8.A1" office:value-type="string">
            <text:p text:style-name="P31"><text:text-input text:description="&lt;o.observations&gt;">ubic</text:text-input></text:p>
          </table:table-cell>
          <table:table-cell table:style-name="Tabla8.C1" office:value-type="string">
            <text:p text:style-name="P26">Razon de la devolucion</text:p>
          </table:table-cell>
          <table:table-cell table:style-name="Tabla8.D1" office:value-type="string">
            <text:p text:style-name="P40"><text:text-input text:description="&lt;o.x_razon_devolucion&gt;">nv</text:text-input><text:s/>- <text:span text:style-name="T2"><text:text-input text:description="&lt;o.note&gt;">ubic</text:text-input></text:span></text:p>
          </table:table-cell>
        </table:table-row>
      </table:table>
      <text:p text:style-name="P30"/>
      <text:p text:style-name="P30">Segun Politica de Devoluciones (*P.D.)</text:p>
      <text:list xml:id="list130605121240486" text:continue-numbering="true" text:style-name="L1">
        <text:list-item>
          <text:p text:style-name="P41">Se recibe mercadería para su control – no implica aceptación de la misma</text:p>
        </text:list-item>
        <text:list-item>
          <text:p text:style-name="P41">Logistica tiene plazo de <text:span text:style-name="T7">72 horas</text:span> para responder aceptacion o rechazo de devolucion segun los criterios indicados en la política</text:p>
        </text:list-item>
      </text:list>
      <text:p text:style-name="P30"/>
      <text:p text:style-name="P30"/>
      <text:p text:style-name="P30"/>
      <text:p text:style-name="P30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3"/>
          </table:table-cell>
          <table:table-cell table:style-name="Tabla9.B1" office:value-type="string">
            <text:p text:style-name="P27">Firma del Cliente</text:p>
            <text:p text:style-name="P28">Copia para la empresa</text:p>
          </table:table-cell>
          <table:table-cell table:style-name="Tabla9.A1" office:value-type="string">
            <text:p text:style-name="P5"/>
          </table:table-cell>
        </table:table-row>
      </table:table>
      <text:p text:style-name="P30"/>
      <text:p text:style-name="P30"/>
      <text:p text:style-name="P30">(*P.D.) Politica de Devoluciones</text:p>
      <text:p text:style-name="P30"><text:a xlink:type="simple" xlink:href="https://www.ingenieriaboggio.com.ar/page/politica-de-devoluciones" text:style-name="Internet_20_link" text:visited-style-name="Visited_20_Internet_20_Link">https://www.ingenieriaboggio.com.ar/page/politica-de-devoluciones</text:a></text:p>
      <text:p text:style-name="P30"/>
      <text:p text:style-name="P30"><text:a xlink:type="simple" xlink:href="https://docs.google.com/document/d/1IjZGJ1z7ORLTL6IZ5iUM7oxuJT_EMgEST4CcbCwqEWc/edit?usp=sharing" text:style-name="Internet_20_link" text:visited-style-name="Visited_20_Internet_20_Link">IT- 02/01 - Cambio o Devolución de Mercadería</text:a></text:p>
      <text:p text:style-name="P30"/>
      <text:p text:style-name="P30"><text:a xlink:type="simple" xlink:href="https://docs.google.com/document/d/1XKgJNnHVqX5N5woOa4iRNu7RV3-JdvsC5ubKWc34ArA/edit?usp=sharing" text:style-name="Internet_20_link" text:visited-style-name="Visited_20_Internet_20_Link">IT-01/08_Reparaciones</text:a></text:p>
      <text:p text:style-name="P30"/>
      <text:p text:style-name="P30">Uso Interno: <text:span text:style-name="T12"><text:text-input text:description="&lt;formatLang((time.mktime(time.gmtime())-time.mktime(o.sale_id.date_order.timetuple()))/(24*60*60)-0.125)&gt;">nv</text:text-input></text:span><text:span text:style-name="T12"><text:s text:c="4"/></text:span><text:span text:style-name="T12"><text:text-input text:description="&lt;((time.mktime(time.gmtime())-time.mktime(o.sale_id.date_order.timetuple()))/(24*60*60)-0.125)&gt;30 and 'control' or 'pass'&gt;">nv</text:text-input></text:span><text:span text:style-name="T12"><text:s/></text:span></text:p>
      <text:p text:style-name="P11"><text:span text:style-name="T6">parent: </text:span><text:span text:style-name="T6"><text:text-input text:description="&lt;o.partner_id.parent_id.abc_sales_amount&gt;">name</text:text-input></text:span></text:p>
      <text:p text:style-name="P29"><text:span text:style-name="T13">contact: </text:span><text:span text:style-name="T13"><text:text-input text:description="&lt;o.partner_id.abc_sales_amount&gt;">name</text:text-input></text:span><text:span text:style-name="T13"><text:s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395cm" style:type="center"/>
          <style:tab-stop style:position="20.791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20.597cm" fo:margin-left="0cm" table:align="left"/>
    </style:style>
    <style:style style:name="Tabla5.A" style:family="table-column">
      <style:table-column-properties style:column-width="5.145cm"/>
    </style:style>
    <style:style style:name="Tabla5.B" style:family="table-column">
      <style:table-column-properties style:column-width="5.152cm"/>
    </style:style>
    <style:style style:name="Tabla5.C" style:family="table-column">
      <style:table-column-properties style:column-width="1.63cm"/>
    </style:style>
    <style:style style:name="Tabla5.D" style:family="table-column">
      <style:table-column-properties style:column-width="8.67cm"/>
    </style:style>
    <style:style style:name="Tabla5.A1" style:family="table-cell">
      <style:table-cell-properties fo:padding="0.097cm" fo:border="none"/>
    </style:style>
    <style:style style:name="Tabla5.B3" style:family="table-cell">
      <style:table-cell-properties style:vertical-align="" fo:padding="0.097cm" fo:border="none"/>
    </style:style>
    <style:style style:name="Tabla6" style:family="table">
      <style:table-properties style:width="20.6cm" fo:margin-left="-0.111cm" table:align="left"/>
    </style:style>
    <style:style style:name="Tabla6.A" style:family="table-column">
      <style:table-column-properties style:column-width="1.427cm"/>
    </style:style>
    <style:style style:name="Tabla6.B" style:family="table-column">
      <style:table-column-properties style:column-width="11.07cm"/>
    </style:style>
    <style:style style:name="Tabla6.C" style:family="table-column">
      <style:table-column-properties style:column-width="2.298cm"/>
    </style:style>
    <style:style style:name="Tabla6.D" style:family="table-column">
      <style:table-column-properties style:column-width="1.609cm"/>
    </style:style>
    <style:style style:name="Tabla6.E" style:family="table-column">
      <style:table-column-properties style:column-width="2.3cm"/>
    </style:style>
    <style:style style:name="Tabla6.F" style:family="table-column">
      <style:table-column-properties style:column-width="1.896cm"/>
    </style:style>
    <style:style style:name="Tabla6.A1" style:family="table-cell">
      <style:table-cell-properties style:vertical-align="bottom" fo:padding="0cm" fo:border-left="none" fo:border-right="none" fo:border-top="none" fo:border-bottom="0.05pt solid #b2b2b2"/>
    </style:style>
    <style:style style:name="Tabla6.E1" style:family="table-cell">
      <style:table-cell-properties style:vertical-align="" fo:padding="0cm" fo:border-left="none" fo:border-right="none" fo:border-top="none" fo:border-bottom="0.05pt solid #b2b2b2"/>
    </style:style>
    <style:style style:name="Tabla3" style:family="table">
      <style:table-properties style:width="20.8cm" fo:margin-left="0.051cm" fo:margin-right="-0.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123cm" style:rel-column-width="22441*"/>
    </style:style>
    <style:style style:name="Tabla3.B" style:family="table-column">
      <style:table-column-properties style:column-width="3.604cm" style:rel-column-width="11354*"/>
    </style:style>
    <style:style style:name="Tabla3.C" style:family="table-column">
      <style:table-column-properties style:column-width="8.872cm" style:rel-column-width="27954*"/>
    </style:style>
    <style:style style:name="Tabla3.D" style:family="table-column">
      <style:table-column-properties style:column-width="1.201cm" style:rel-column-width="3786*"/>
    </style:style>
    <style:style style:name="Tabla3.1" style:family="table-row">
      <style:table-row-properties style:min-row-height="0.579cm"/>
    </style:style>
    <style:style style:name="Tabla3.A1" style:family="table-cell">
      <style:table-cell-properties fo:padding="0.097cm" fo:border="none"/>
    </style:style>
    <style:style style:name="MP1" style:family="paragraph" style:parent-style-name="Text_20_body">
      <style:paragraph-properties fo:margin-top="0cm" fo:margin-bottom="0.101cm" loext:contextual-spacing="false" fo:line-height="100%" style:writing-mode="lr-tb"/>
      <style:text-properties style:text-outline="false" style:text-line-through-style="none" style:text-line-through-type="none" style:font-name="Arial1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MP2" style:family="paragraph" style:parent-style-name="Header">
      <style:paragraph-properties style:shadow="none"/>
      <style:text-properties fo:font-size="2pt" style:font-size-asian="1.75pt" style:font-size-complex="2pt"/>
    </style:style>
    <style:style style:name="MP3" style:family="paragraph" style:parent-style-name="Standard">
      <style:paragraph-properties fo:text-align="center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bold" fo:background-color="transparent" style:font-size-asian="10pt" style:font-style-asian="normal" style:font-weight-asian="bold" style:font-name-complex="Lucida Sans" style:font-size-complex="10pt" style:font-weight-complex="bold" style:text-emphasize="none"/>
    </style:style>
    <style:style style:name="M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MP5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MP6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MP7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8" style:family="paragraph" style:parent-style-name="Table_20_Contents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MP10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11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MP12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officeooo:rsid="00095713" officeooo:paragraph-rsid="00095713" style:font-size-asian="8pt" style:font-style-asian="normal" style:font-weight-asian="normal" style:font-size-complex="8pt" style:text-emphasize="none"/>
    </style:style>
    <style:style style:name="MP13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MP14" style:family="paragraph" style:parent-style-name="Table_20_Contents">
      <style:text-properties style:font-name="Arial" fo:font-size="8pt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T1" style:family="text">
      <style:text-properties fo:color="#221f1f" style:text-position="-5% 100%" fo:letter-spacing="-0.007cm" fo:background-color="transparent" loext:char-shading-value="0" style:font-name-complex="Lucida Sans"/>
    </style:style>
    <style:style style:name="MT2" style:family="text">
      <style:text-properties fo:font-weight="normal" style:font-weight-asian="normal"/>
    </style:style>
    <style:style style:name="MT3" style:family="text">
      <style:text-properties style:font-weight-complex="bold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style:font-weight-complex="normal"/>
    </style:style>
    <style:style style:name="MT6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5cm" style:num-format="1" style:print-orientation="portrait" fo:margin-top="0.3cm" fo:margin-bottom="0.3cm" fo:margin-left="0.499cm" fo:margin-right="0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.101cm" fo:margin-right="0.101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/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eLine94839398121024">
            <table:table-cell table:style-name="Tabla5.A1" table:number-columns-spanned="2" office:value-type="string">
              <text:p text:style-name="MP3"><draw:frame draw:style-name="Mfr1" draw:name="gráficos1" text:anchor-type="paragraph" svg:x="0.235cm" svg:y="-0.06cm" svg:width="5.627cm" svg:height="1.773cm" draw:z-index="1"><draw:image xlink:href="Pictures/100002010000014000000084E510F7C165DBA3EF.png" xlink:type="simple" xlink:show="embed" xlink:actuate="onLoad" loext:mime-type="image/png"/></draw:frame></text:p>
              <text:p text:style-name="MP3"/>
              <text:p text:style-name="MP3"/>
              <text:p text:style-name="MP3"/>
            </table:table-cell>
            <table:covered-table-cell/>
            <table:table-cell table:style-name="Tabla5.A1" table:number-columns-spanned="2" office:value-type="string">
              <text:p text:style-name="MP4"><text:span text:style-name="MT1">Solicitud de devolucion N° </text:span><text:span text:style-name="MT1"><text:text-input text:description="&lt;o.name&gt;">nv</text:text-input></text:span><text:span text:style-name="MT1"><text:s/></text:span></text:p>
              <text:p text:style-name="MP3"><text:text-input text:description="&lt;o.state&gt;">nv</text:text-input></text:p>
              <text:p text:style-name="MP3">https://www.ingenieriaboggio.com.ar/</text:p>
            </table:table-cell>
            <table:covered-table-cell/>
          </table:table-row>
          <table:table-row table:style-name="TableLine94839398336384">
            <table:table-cell table:style-name="Tabla5.A1" office:value-type="string">
              <text:p text:style-name="MP5">Fecha solicitud: <text:text-input text:description="&lt;formatLang(o.date,date_time='true')&gt;">date</text:text-input><text:s/></text:p>
            </table:table-cell>
            <table:table-cell table:style-name="Tabla5.A1" table:number-columns-spanned="2" office:value-type="string">
              <text:p text:style-name="MP6"><text:span text:style-name="MT2">Nota de venta: </text:span><text:span text:style-name="MT2"><text:text-input text:description="&lt;o.sale_id.name&gt;">nv</text:text-input></text:span><text:s/></text:p>
            </table:table-cell>
            <table:covered-table-cell/>
            <table:table-cell table:style-name="Tabla5.A1" office:value-type="string">
              <text:p text:style-name="MP7"><text:span text:style-name="MT3">Fecha validacion NV: </text:span><text:span text:style-name="MT3"><text:text-input text:description="&lt;o.sale_id.date_order&gt;">nv</text:text-input></text:span><text:span text:style-name="MT3"><text:s/></text:span></text:p>
            </table:table-cell>
          </table:table-row>
          <table:table-row table:style-name="TableLine94839398337472">
            <table:table-cell table:style-name="Tabla5.A1" office:value-type="string">
              <text:p text:style-name="MP8">Resp venta: <text:span text:style-name="MT4"><text:text-input text:description="&lt;o.sale_id.create_uid&gt;">resp</text:text-input></text:span></text:p>
            </table:table-cell>
            <table:table-cell table:style-name="Tabla5.B3" table:number-columns-spanned="2" office:value-type="string">
              <text:p text:style-name="MP9"><text:span text:style-name="MT5">Cond: </text:span><text:span text:style-name="MT5"><text:text-input text:description="&lt;o.sale_id.payment_term_id.name&gt;">cond vent</text:text-input></text:span></text:p>
            </table:table-cell>
            <table:covered-table-cell/>
            <table:table-cell table:style-name="Tabla5.A1" office:value-type="string">
              <text:p text:style-name="MP7"><text:span text:style-name="MT3">RS/OUT: </text:span><text:span text:style-name="MT3"><text:text-input text:description="&lt;o.origin[18:] or ''&gt;">nv</text:text-input></text:span></text:p>
            </table:table-cell>
          </table:table-row>
          <table:table-row table:style-name="TableLine94839398338640">
            <table:table-cell table:style-name="Tabla5.A1" table:number-columns-spanned="4" office:value-type="string">
              <text:p text:style-name="MP8">[<text:text-input text:description="&lt;o.partner_id.commercial_partner_id.abc_sales_amount&gt;">code</text:text-input>](<text:text-input text:description="&lt;o.partner_id.internal_code&gt;">code</text:text-input>) <text:span text:style-name="MT5"><text:text-input text:description="&lt;o.partner_id&gt;">name</text:text-input></text:span></text:p>
              <text:p text:style-name="MP8"><text:span text:style-name="MT3"><text:text-input text:description="&lt;o.partner_id.street&gt;">street</text:text-input></text:span><text:span text:style-name="MT3">, (</text:span><text:span text:style-name="MT3"><text:text-input text:description="&lt;o.partner_id.zip&gt;">CP</text:text-input></text:span><text:span text:style-name="MT3">) </text:span><text:span text:style-name="MT3"><text:text-input text:description="&lt;o.partner_id.city&gt;">city</text:text-input></text:span><text:span text:style-name="MT3">, </text:span><text:span text:style-name="MT3"><text:text-input text:description="&lt;o.partner_id.state_id&gt;">state</text:text-input></text:span><text:span text:style-name="MT3"><text:s text:c="2"/>- </text:span><text:span text:style-name="MT3"><text:text-input text:description="&lt;o.partner_id.phone&gt;">phone</text:text-input></text:span><text:span text:style-name="MT3"><text:s/>- </text:span><text:span text:style-name="MT5">ODC del Cliente: </text:span><text:span text:style-name="MT5"><text:text-input text:description="&lt;o.sale_id.client_order_ref&gt;">OC cliente</text:text-input></text:span><text:span text:style-name="MT6"><text:s/></text:span></text:p>
            </table:table-cell>
            <table:covered-table-cell/>
            <table:covered-table-cell/>
            <table:covered-table-cell/>
          </table:table-row>
        </table:table>
        <text:p text:style-name="MP1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eLine94839398340272">
            <table:table-cell table:style-name="Tabla6.A1" office:value-type="string">
              <text:p text:style-name="MP10">Cod.Int</text:p>
            </table:table-cell>
            <table:table-cell table:style-name="Tabla6.A1" office:value-type="string">
              <text:p text:style-name="MP10"><text:s/>Detalle</text:p>
            </table:table-cell>
            <table:table-cell table:style-name="Tabla6.A1" office:value-type="string">
              <text:p text:style-name="MP10">Marca</text:p>
            </table:table-cell>
            <table:table-cell table:style-name="Tabla6.A1" office:value-type="string">
              <text:p text:style-name="MP10">Ubicacion</text:p>
            </table:table-cell>
            <table:table-cell table:style-name="Tabla6.E1" office:value-type="string">
              <text:p text:style-name="MP11"><text:s/>Cant a devolver</text:p>
            </table:table-cell>
            <table:table-cell table:style-name="Tabla6.E1" office:value-type="string">
              <text:p text:style-name="MP12">Actual NV</text:p>
            </table:table-cell>
          </table:table-row>
        </table:table>
        <text:p text:style-name="MP2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13"><text:text-input text:description="&lt;o.env['res.users'].search([['id', '=', uid]]).mapped('partner_id')&gt;">usuario_impresion</text:text-input></text:p>
            </table:table-cell>
            <table:table-cell table:style-name="Tabla3.A1" office:value-type="string">
              <text:p text:style-name="MP13"><text:text-input text:description="&lt;datetime.datetime.today()- datetime.timedelta(hours=3)&gt;">hora_impresion</text:text-input></text:p>
            </table:table-cell>
            <table:table-cell table:style-name="Tabla3.A1" office:value-type="string">
              <text:p text:style-name="MP14"><text:initial-creator/><text:subject>v1.1 - 15 nov 2021</text:subject></text:p>
            </table:table-cell>
            <table:table-cell table:style-name="Tabla3.A1" office:value-type="string">
              <text:p text:style-name="MP15">FO-47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6T18:00:58.65</meta:creation-date>
    <dc:date>2022-06-07T13:06:02.906257942</dc:date>
    <meta:editing-duration>P2DT18H1M51S</meta:editing-duration>
    <meta:editing-cycles>502</meta:editing-cycles>
    <meta:generator>LibreOffice/6.4.7.2$Linux_X86_64 LibreOffice_project/40$Build-2</meta:generator>
    <dc:description>v1.1 - 15 nov 2021
dos copias y links de devolucion

v1.0
07/05/19
se da de alta el reporte</dc:description>
    <dc:subject>v1.1 - 15 nov 2021</dc:subject>
    <meta:document-statistic meta:table-count="9" meta:image-count="1" meta:object-count="0" meta:page-count="2" meta:paragraph-count="68" meta:word-count="362" meta:character-count="1871" meta:non-whitespace-character-count="1586"/>
  </office:meta>
</office:document-meta>
</file>